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svg:stroke-color="#000000" draw:fill="solid" draw:fill-color="#c0c0c0" draw:textarea-horizontal-align="justify" draw:textarea-vertical-align="middle" draw:auto-grow-height="false" fo:min-height="0.75cm" fo:min-width="6.1cm"/>
    </style:style>
    <style:style style:name="gr2" style:family="graphic" style:parent-style-name="Default_5f_1">
      <style:graphic-properties svg:stroke-color="#000000" draw:fill="solid" draw:fill-color="#ffffff" draw:textarea-horizontal-align="justify" draw:textarea-vertical-align="middle" draw:auto-grow-height="false" fo:min-height="0.75cm" fo:min-width="1.3cm"/>
    </style:style>
    <style:style style:name="gr3" style:family="graphic" style:parent-style-name="Default_5f_1">
      <style:graphic-properties svg:stroke-color="#000000" draw:fill="solid" draw:fill-color="#ffffff" draw:textarea-horizontal-align="justify" draw:textarea-vertical-align="middle" draw:auto-grow-height="false" fo:min-height="0.75cm" fo:min-width="4.3cm"/>
    </style:style>
    <style:style style:name="gr4" style:family="graphic" style:parent-style-name="measure">
      <style:graphic-properties draw:stroke="dash" draw:stroke-dash="Ultrafine_20_Dashed" draw:textarea-vertical-align="middle"/>
    </style:style>
    <style:style style:name="gr5" style:family="graphic" style:parent-style-name="measure">
      <style:graphic-properties draw:stroke="dash" draw:stroke-dash="Ultrafine_20_Dashed" draw:textarea-vertical-align="middle" draw:placing="below"/>
    </style:style>
    <style:style style:name="gr6" style:family="graphic" style:parent-style-name="Default_5f_1">
      <style:graphic-properties svg:stroke-color="#000000" draw:fill="solid" draw:fill-color="#ffffff" draw:textarea-horizontal-align="justify" draw:textarea-vertical-align="middle" draw:auto-grow-height="false" fo:min-height="0.75cm" fo:min-width="6.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0c0c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Cantarell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cm" svg:height="1cm" svg:x="3.8cm" svg:y="2cm">
          <text:p text:style-name="P1"><text:span text:style-name="T1">To Memory: Open Return Path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8cm" svg:height="1cm" svg:x="8.6cm" svg:y="4.6cm">
          <text:p text:style-name="P1">Mod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1cm" svg:x="3.8cm" svg:y="4.6cm">
          <text:p text:style-name="P1">Reserved</text:p>
          <draw:enhanced-geometry svg:viewBox="0 0 21600 21600" draw:type="rectangle" draw:enhanced-path="M 0 0 L 21600 0 21600 21600 0 21600 0 0 Z N"/>
        </draw:custom-shape>
        <draw:measure draw:style-name="gr4" draw:text-style-name="P5" draw:layer="layout" svg:x1="8.6cm" svg:y1="4.6cm" svg:x2="10.4cm" svg:y2="4.6cm">
          <text:p text:style-name="P4"><text:span text:style-name="T2">8 bits</text:span></text:p>
        </draw:measure>
        <draw:custom-shape draw:style-name="gr1" draw:text-style-name="P2" draw:layer="layout" svg:width="6.6cm" svg:height="1cm" svg:x="12.4cm" svg:y="2cm">
          <text:p text:style-name="P1"><text:span text:style-name="T1">To Memory: Close Return Path</text:span></text:p>
          <draw:enhanced-geometry svg:viewBox="0 0 21600 21600" draw:type="rectangle" draw:enhanced-path="M 0 0 L 21600 0 21600 21600 0 21600 0 0 Z N"/>
        </draw:custom-shape>
        <draw:measure draw:style-name="gr5" draw:text-style-name="P4" draw:layer="layout" svg:x1="12.4cm" svg:y1="5.6cm" svg:x2="19cm" svg:y2="5.6cm">
          <text:p text:style-name="P4"><text:span text:style-name="T2">K bits</text:span></text:p>
        </draw:measure>
        <draw:custom-shape draw:style-name="gr2" draw:text-style-name="P3" draw:layer="layout" svg:width="1.8cm" svg:height="1cm" svg:x="17.2cm" svg:y="4.6cm">
          <text:p text:style-name="P1">Mod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8cm" svg:height="1cm" svg:x="12.4cm" svg:y="4.6cm">
          <text:p text:style-name="P1">Reserved</text:p>
          <draw:enhanced-geometry svg:viewBox="0 0 21600 21600" draw:type="rectangle" draw:enhanced-path="M 0 0 L 21600 0 21600 21600 0 21600 0 0 Z N"/>
        </draw:custom-shape>
        <draw:measure draw:style-name="gr4" draw:text-style-name="P5" draw:layer="layout" svg:x1="17.2cm" svg:y1="4.6cm" svg:x2="19cm" svg:y2="4.6cm">
          <text:p text:style-name="P4"><text:span text:style-name="T2">8 bits</text:span></text:p>
        </draw:measure>
        <draw:measure draw:style-name="gr5" draw:text-style-name="P4" draw:layer="layout" svg:x1="3.8cm" svg:y1="8.6cm" svg:x2="10.4cm" svg:y2="8.6cm">
          <text:p text:style-name="P4"><text:span text:style-name="T2">K bits</text:span></text:p>
        </draw:measure>
        <draw:custom-shape draw:style-name="gr6" draw:text-style-name="P3" draw:layer="layout" svg:width="6.6cm" svg:height="1cm" svg:x="3.8cm" svg:y="5.6cm">
          <text:p text:style-name="P1">Network Hops Numbe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6cm" svg:height="1cm" svg:x="3.8cm" svg:y="6.6cm">
          <text:p text:style-name="P1">Network Hop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6cm" svg:height="1cm" svg:x="3.8cm" svg:y="7.6cm">
          <text:p text:style-name="P1">.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easure" style:family="graphic" style:parent-style-name="Default_5f_1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0T21:04:54.106658288</meta:creation-date>
    <dc:date>2019-08-10T21:05:19.197960742</dc:date>
    <meta:editing-duration>PT25S</meta:editing-duration>
    <meta:editing-cycles>1</meta:editing-cycles>
    <meta:document-statistic meta:object-count="13"/>
    <meta:generator>LibreOffice/6.2.5.2$Linux_X86_64 LibreOffice_project/20$Build-2</meta:generator>
  </office:meta>
</office:document-meta>
</file>